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2C000002580A1A5C5C.jpg"/>
  <manifest:file-entry manifest:media-type="image/png" manifest:full-path="Pictures/10000000000001C2000002CE56C98B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abbalah to Scientology</text:p>
          </draw:text-box>
        </draw:frame>
        <draw:frame presentation:style-name="pr2" draw:layer="layout" svg:width="25.199cm" svg:height="13.609cm" svg:x="1.4cm" svg:y="5.039cm" presentation:class="subtitle">
          <draw:text-box>
            <text:p>Caleb Cushing</text:p>
            <text:p>Erin Rosario</text:p>
            <text:p>Chad Marlat</text:p>
            <text:p>bla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abbalah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>
            <draw:text-box>
              <text:p>What is Kabbalah.</text:p>
            </draw:text-box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Zohar</text:p>
          </draw:text-box>
        </draw:frame>
        <draw:frame draw:style-name="gr2" draw:text-style-name="P1" draw:layer="layout" svg:width="8.685cm" svg:height="13.859cm" svg:x="3.205cm" svg:y="4.913cm" presentation:class="graphic">
          <draw:image xlink:href="Pictures/10000000000001C2000002CE56C98B9A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ephirotic Tree</text:p>
          </draw:text-box>
        </draw:frame>
        <draw:frame draw:style-name="gr3" draw:text-style-name="P1" draw:layer="layout" svg:width="6.929cm" svg:height="13.859cm" svg:x="16.994cm" svg:y="4.913cm" presentation:class="graphic">
          <draw:image xlink:href="Pictures/100000000000012C000002580A1A5C5C.jpg" xlink:type="simple" xlink:show="embed" xlink:actuate="onLoad">
            <text:p/>
          </draw:image>
        </draw:frame>
        <draw:frame presentation:style-name="pr5" draw:layer="layout" svg:width="12.29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4T23:27:41</meta:creation-date>
    <dc:date>2009-02-05T16:18:07</dc:date>
    <meta:editing-duration>PT01H12M23S</meta:editing-duration>
    <meta:editing-cycles>2</meta:editing-cycles>
    <meta:generator>OpenOffice.org/3.0$Unix OpenOffice.org_project/300m9$Build-9358</meta:gener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